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Hg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ngle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638" calcext:value-type="float">
            <text:p>26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6" calcext:value-type="float">
            <text:p>24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68" calcext:value-type="float">
            <text:p>2368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2" calcext:value-type="float">
            <text:p>21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42" calcext:value-type="float">
            <text:p>25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778" calcext:value-type="float">
            <text:p>1778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4" calcext:value-type="float">
            <text:p>874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76" calcext:value-type="float">
            <text:p>247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4" calcext:value-type="float">
            <text:p>314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66" calcext:value-type="float">
            <text:p>2466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428" calcext:value-type="float">
            <text:p>2428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422" calcext:value-type="float">
            <text:p>2422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98" calcext:value-type="float">
            <text:p>2398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90" calcext:value-type="float">
            <text:p>2390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74" calcext:value-type="float">
            <text:p>2374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54" calcext:value-type="float">
            <text:p>2354</text:p>
          </table:table-cell>
          <table:table-cell table:number-columns-repeated="102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30" calcext:value-type="float">
            <text:p>2330</text:p>
          </table:table-cell>
          <table:table-cell table:number-columns-repeated="102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24" calcext:value-type="float">
            <text:p>2324</text:p>
          </table:table-cell>
          <table:table-cell table:number-columns-repeated="102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04" calcext:value-type="float">
            <text:p>2304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96" calcext:value-type="float">
            <text:p>2296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78" calcext:value-type="float">
            <text:p>2278</text:p>
          </table:table-cell>
          <table:table-cell table:number-columns-repeated="102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34" calcext:value-type="float">
            <text:p>2234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06" calcext:value-type="float">
            <text:p>2206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86" calcext:value-type="float">
            <text:p>2186</text:p>
          </table:table-cell>
          <table:table-cell table:number-columns-repeated="10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8" calcext:value-type="float">
            <text:p>1938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